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15cm" svg:stroke-color="#000000" draw:marker-start-width="0.424cm" draw:marker-end-width="0.424cm" draw:fill="solid" draw:fill-color="#99ff66" draw:textarea-horizontal-align="justify" draw:textarea-vertical-align="middle" draw:auto-grow-height="false" fo:min-height="0.602cm" fo:min-width="0.352cm" fo:padding-top="0.199cm" fo:padding-bottom="0.199cm" fo:padding-left="0.324cm" fo:padding-right="0.3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66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1cm" svg:y="15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2cm" svg:y="1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3cm" svg:y="13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14cm" svg:y="12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5cm" svg:y="11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16cm" svg:y="10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7cm" svg:y="9cm">
          <text:p text:style-name="P2">8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0:03:22.923253273</meta:creation-date>
    <dc:date>2015-11-05T00:09:17.709970984</dc:date>
    <meta:editing-duration>PT5M54S</meta:editing-duration>
    <meta:editing-cycles>1</meta:editing-cycles>
    <meta:document-statistic meta:object-count="75"/>
    <meta:generator>LibreOffice/4.4.5.2$Linux_X86_64 LibreOffice_project/40$Build-2</meta:generator>
  </office:meta>
</office:document-meta>
</file>